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list-style-name="L1">
      <style:text-properties officeooo:rsid="00090e82" officeooo:paragraph-rsid="00090e82"/>
    </style:style>
    <style:style style:name="P2" style:family="paragraph" style:parent-style-name="Standard" style:list-style-name="L1">
      <style:text-properties officeooo:rsid="00090e82" officeooo:paragraph-rsid="000a7082"/>
    </style:style>
    <style:style style:name="P3" style:family="paragraph" style:parent-style-name="Standard" style:list-style-name="L1">
      <style:text-properties officeooo:rsid="00092782" officeooo:paragraph-rsid="00092782"/>
    </style:style>
    <style:style style:name="P4" style:family="paragraph" style:parent-style-name="Standard">
      <style:text-properties officeooo:rsid="000a7082" officeooo:paragraph-rsid="000a7082"/>
    </style:style>
    <style:style style:name="P5" style:family="paragraph" style:parent-style-name="Standard" style:list-style-name="L1">
      <style:text-properties officeooo:rsid="000a7082" officeooo:paragraph-rsid="000a7082"/>
    </style:style>
    <style:style style:name="P6" style:family="paragraph" style:parent-style-name="Standard" style:list-style-name="L1">
      <style:text-properties officeooo:rsid="000a7082" officeooo:paragraph-rsid="000cfa04"/>
    </style:style>
    <style:style style:name="P7" style:family="paragraph" style:parent-style-name="Standard" style:list-style-name="L1">
      <style:text-properties officeooo:rsid="000c24f6" officeooo:paragraph-rsid="000c24f6"/>
    </style:style>
    <style:style style:name="P8" style:family="paragraph" style:parent-style-name="Standard" style:list-style-name="L1">
      <style:text-properties officeooo:rsid="000cf229" officeooo:paragraph-rsid="000cf229"/>
    </style:style>
    <style:style style:name="P9" style:family="paragraph" style:parent-style-name="Standard" style:list-style-name="L1">
      <style:text-properties officeooo:rsid="000cf229" officeooo:paragraph-rsid="000cfa04"/>
    </style:style>
    <style:style style:name="P10" style:family="paragraph" style:parent-style-name="Standard" style:list-style-name="L1">
      <style:text-properties officeooo:rsid="000cf229" officeooo:paragraph-rsid="000ec606"/>
    </style:style>
    <style:style style:name="P11" style:family="paragraph" style:parent-style-name="Standard" style:list-style-name="L1">
      <style:text-properties officeooo:rsid="000cf229" officeooo:paragraph-rsid="000f35db"/>
    </style:style>
    <style:style style:name="P12" style:family="paragraph" style:parent-style-name="Standard" style:list-style-name="L1">
      <style:text-properties officeooo:rsid="000d4018" officeooo:paragraph-rsid="000d4018"/>
    </style:style>
    <style:style style:name="P13" style:family="paragraph" style:parent-style-name="Standard">
      <style:text-properties officeooo:rsid="000ec606" officeooo:paragraph-rsid="000ec606"/>
    </style:style>
    <style:style style:name="P14" style:family="paragraph" style:parent-style-name="Standard" style:list-style-name="L2">
      <style:text-properties officeooo:rsid="000ec606" officeooo:paragraph-rsid="000ec606"/>
    </style:style>
    <style:style style:name="P15" style:family="paragraph" style:parent-style-name="Standard" style:list-style-name="L3">
      <style:text-properties officeooo:rsid="000ec606" officeooo:paragraph-rsid="000ec606"/>
    </style:style>
    <style:style style:name="P16" style:family="paragraph" style:parent-style-name="Standard" style:list-style-name="L3">
      <style:text-properties officeooo:rsid="000f35db" officeooo:paragraph-rsid="000f35db"/>
    </style:style>
    <style:style style:name="P17" style:family="paragraph" style:parent-style-name="Standard">
      <style:text-properties officeooo:rsid="000f35db" officeooo:paragraph-rsid="000f35db"/>
    </style:style>
    <style:style style:name="P18" style:family="paragraph" style:parent-style-name="Standard" style:list-style-name="L2">
      <style:text-properties officeooo:rsid="000f35db" officeooo:paragraph-rsid="000f35db"/>
    </style:style>
    <style:style style:name="T1" style:family="text">
      <style:text-properties officeooo:rsid="00092782"/>
    </style:style>
    <style:style style:name="T2" style:family="text">
      <style:text-properties officeooo:rsid="000a7082"/>
    </style:style>
    <style:style style:name="T3" style:family="text">
      <style:text-properties officeooo:rsid="000cf229"/>
    </style:style>
    <style:style style:name="T4" style:family="text">
      <style:text-properties officeooo:rsid="000cfa04"/>
    </style:style>
    <style:style style:name="T5" style:family="text">
      <style:text-properties officeooo:rsid="000ec606"/>
    </style:style>
    <style:style style:name="T6" style:family="text">
      <style:text-properties officeooo:rsid="000f35d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mk20 Assembly Instructions</text:p>
      <text:p text:style-name="P13"/>
      <text:p text:style-name="P13">Tools Required:</text:p>
      <text:list xml:id="list2441934260" text:style-name="L2">
        <text:list-item>
          <text:p text:style-name="P14">Soldering iron – For best results a temperature controlled iron is easier to use</text:p>
        </text:list-item>
        <text:list-item>
          <text:p text:style-name="P14">Solder – 60/40 rosin core solder is the easiest to use, but is getting harder to find due to the lead content. Any high quality leaded or lead-free solder can be used.</text:p>
        </text:list-item>
        <text:list-item>
          <text:p text:style-name="P14">Diagonal flush cutters</text:p>
        </text:list-item>
        <text:list-item>
          <text:p text:style-name="P18">A small flat head screw driver</text:p>
        </text:list-item>
        <text:list-item>
          <text:p text:style-name="P14"><text:span text:style-name="T6">Desoldering wick – This may not be necessary but if you need to remove a component for any reason it makes it a lot easier.</text:span><text:line-break/></text:p>
        </text:list-item>
      </text:list>
      <text:p text:style-name="P13">Additional Parts Required:</text:p>
      <text:list xml:id="list1278187783" text:style-name="L3">
        <text:list-item>
          <text:p text:style-name="P15">17 – 20 MX style keyboard switches. </text:p>
        </text:list-item>
        <text:list-item>
          <text:p text:style-name="P15">3x 2u <text:span text:style-name="T6">s</text:span>tabilizers. These are only necessary if you want to build a numpad. The keyboard will work without them but they will stop the larger keys from rocking if pressed on the side.</text:p>
        </text:list-item>
        <text:list-item>
          <text:p text:style-name="P16">A USB type B Cable. </text:p>
        </text:list-item>
      </text:list>
      <text:p text:style-name="P13"/>
      <text:p text:style-name="P17">Instructions:</text:p>
      <text:list xml:id="list1458333170" text:style-name="L1">
        <text:list-item>
          <text:p text:style-name="P1"><text:span text:style-name="T2">I</text:span>nstall D1 &amp; D2 (3V6 Zener Diodes)<text:line-break/>NOTE: These components must be installed in the correct orientation.</text:p>
          <text:p text:style-name="P1">These are the left two most diodes and are different from the other diodes on the board. They are installed with the cathode (black stripe on the body) at the top of the board.</text:p>
          <text:p text:style-name="P1"/>
        </text:list-item>
        <text:list-item>
          <text:p text:style-name="P1">Install D3 – D2<text:span text:style-name="T4">2</text:span> (1N4148 Signal Diodes)</text:p>
          <text:p text:style-name="P1">NOTE: These components must be installed in the correct orientation.</text:p>
          <text:p text:style-name="P1">These are the remainder of the diodes and are installed with the cathode (black stripe on the body) at the top of the board (the same orientation as D1 &amp; D2)</text:p>
          <text:p text:style-name="P1"/>
        </text:list-item>
        <text:list-item>
          <text:p text:style-name="P1">Install R1 &amp; R2 (68R Resistors)</text:p>
          <text:p text:style-name="P1">These are the two resistors immediately underneath the USB connector.</text:p>
          <text:p text:style-name="P1"/>
        </text:list-item>
        <text:list-item>
          <text:p text:style-name="P1">Install R7 (1k5 Resistor)</text:p>
          <text:p text:style-name="P1">This is immediately underneathe R1</text:p>
          <text:p text:style-name="P1"/>
        </text:list-item>
        <text:list-item>
          <text:p text:style-name="P1">Install <text:span text:style-name="T1">R4 – R6 (220R Resistors)</text:span></text:p>
          <text:p text:style-name="P1"/>
        </text:list-item>
        <text:list-item>
          <text:p text:style-name="P3">Install <text:span text:style-name="T2">R3 (10k Resistor)</text:span></text:p>
          <text:p text:style-name="P3"/>
        </text:list-item>
        <text:list-item>
          <text:p text:style-name="P5">Install U1 (ATMega328-PU Microcontroller)</text:p>
          <text:p text:style-name="P2">NOTE: Th<text:span text:style-name="T2">is</text:span> component must be installed in the correct orientation.</text:p>
          <text:p text:style-name="P5">The notch at the end of the Microcontroller (between pins 1 &amp; 28) should be on the right hand side of the board. It may be necessary to bend the pins slightly to get them to fit in the holes. It is recommended to use a stiff straight edge (such as a ruler) to gently squash the pins against a solid surface.</text:p>
          <text:p text:style-name="P5"/>
        </text:list-item>
        <text:list-item>
          <text:p text:style-name="P5">Install Y1 (16MHz Crystal)</text:p>
          <text:p text:style-name="P5"/>
        </text:list-item>
        <text:list-item>
          <text:p text:style-name="P5">Install C3 &amp; C4 (20pF Ceramic Capacitor)</text:p>
          <text:p text:style-name="P5"/>
        </text:list-item>
        <text:list-item>
          <text:p text:style-name="P5">Install C2 (100nF Ceramic Capacitor)</text:p>
          <text:p text:style-name="P5"/>
        </text:list-item>
        <text:list-item>
          <text:p text:style-name="P6"><text:soft-page-break/>Install C1 (10uF Electrolytic Capacitor)<text:line-break/></text:p>
        </text:list-item>
        <text:list-item>
          <text:p text:style-name="P6"><text:span text:style-name="T4">Install D23 – D25 (Green, Yellow &amp; Red LEDs)<text:line-break/>NOTE: These components must be installed in the correct orientation.<text:line-break/>The cathode of the LED (there is a flat on the cathode side of the LED base, the shorter leg is also the cathode) must be installed facing to the left. The colour choice is up to the installer, but to match the LED names in the software we use D23 = Green, D24 = Yellow, D25 = Red</text:span><text:line-break/></text:p>
        </text:list-item>
        <text:list-item>
          <text:p text:style-name="P7">Install J1 (USB Type B Socket)<text:line-break/></text:p>
        </text:list-item>
        <text:list-item>
          <text:p text:style-name="P7">Install J2 (AVR 6-pin ISP Header)<text:line-break/></text:p>
        </text:list-item>
        <text:list-item>
          <text:p text:style-name="P7">Install the backboard spacers (4mm M2 <text:span text:style-name="T3">standoffs)<text:line-break/>Use the slotted screws for the lower four standoffs (H3-H6) and the 12mm standoffs for the upper two (H1 &amp; H2)<text:line-break/></text:span></text:p>
        </text:list-item>
        <text:list-item>
          <text:p text:style-name="P8">Install the switches (SW1 – SW23)</text:p>
          <text:p text:style-name="P10"><text:line-break/><text:span text:style-name="T5">OPTION 1 (Numpad):<text:line-break/>Install SW1-4, SW6-9, SW11-18, SW21-23</text:span></text:p>
          <text:p text:style-name="P10"><text:span text:style-name="T5">Add the PCB mount stabilizers either side of SW21-23</text:span><text:line-break/><text:line-break/>It is important that the switches are fully pressed into the board to ensure that they keycaps end up properly aligned.<text:line-break/></text:p>
        </text:list-item>
        <text:list-item>
          <text:p text:style-name="P9"><text:span text:style-name="T4">Install the baseboard.<text:line-break/>Use the M2 nuts to secure the baseboard to the bottom of the standoffs. </text:span><text:line-break/></text:p>
        </text:list-item>
        <text:list-item>
          <text:p text:style-name="P11">Install the protective window.<text:line-break/>Remove the protective <text:span text:style-name="T4">paper from the window and use the remaining slotted screws to affix it to the top of the 12mm standoffs.<text:line-break/></text:span></text:p>
        </text:list-item>
        <text:list-item>
          <text:p text:style-name="P11"><text:span text:style-name="T6">Install your keycaps.<text:line-break/></text:span></text:p>
        </text:list-item>
        <text:list-item>
          <text:p text:style-name="P12">Plug the keyboard into a USB cable attached to a computer. The three LEDs should briefly illuminate before displaying the current status of the Numlock &amp; Capslock (D23 and D24 respectively). Your new numpad should now be working, Enjoy! <text:line-break/><text:line-break/><text:line-break/>If you want to change the software see our qmk update guide. </text:p>
        </text:list-item>
      </text:list>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08:52:31.592025904</meta:creation-date>
    <dc:date>2020-01-06T10:11:39.229332136</dc:date>
    <meta:editing-duration>PT14M4S</meta:editing-duration>
    <meta:editing-cycles>3</meta:editing-cycles>
    <meta:generator>LibreOffice/6.1.5.2$Linux_X86_64 LibreOffice_project/10$Build-2</meta:generator>
    <meta:document-statistic meta:table-count="0" meta:image-count="0" meta:object-count="0" meta:page-count="2" meta:paragraph-count="41" meta:word-count="646" meta:character-count="3587" meta:non-whitespace-character-count="2983"/>
  </office:meta>
</office:document-meta>
</file>